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298cm" fo:min-width="3.84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width="0.053cm" svg:stroke-color="#000000" draw:marker-start-width="0.279cm" draw:marker-end-width="0.279cm" draw:fill="solid" draw:fill-color="#dddddd" draw:textarea-horizontal-align="justify" draw:textarea-vertical-align="middle" draw:auto-grow-height="false" fo:min-height="1.298cm" fo:min-width="3.848cm" fo:padding-top="0.151cm" fo:padding-bottom="0.151cm" fo:padding-left="0.276cm" fo:padding-right="0.276cm"/>
    </style:style>
    <style:style style:name="gr3" style:family="graphic" style:parent-style-name="objectwithoutfill">
      <style:graphic-properties draw:stroke="solid" svg:stroke-width="0.053cm" svg:stroke-color="#00a65d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a65d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a65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width="0.053cm" svg:stroke-color="#000000" draw:marker-start-width="0.279cm" draw:marker-end-width="0.279cm" draw:fill="solid" draw:fill-color="#f37b70" draw:textarea-horizontal-align="justify" draw:textarea-vertical-align="middle" draw:auto-grow-height="false" fo:min-height="1.298cm" fo:min-width="3.848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solid" draw:fill-color="#f37b70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" draw:id="id2" draw:layer="layout" svg:width="4.4cm" svg:height="1.6cm" svg:x="6cm" svg:y="0cm">
          <text:p text:style-name="P1">Black-box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4cm" svg:height="1.6cm" svg:x="6cm" svg:y="2.8cm">
          <text:p text:style-name="P1">Surrogate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4cm" svg:height="1.6cm" svg:x="0cm" svg:y="0cm">
          <text:p text:style-name="P1">Training data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.4cm" svg:height="1.6cm" svg:x="11.877cm" svg:y="0cm">
          <text:p text:style-name="P1">Prediction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4.4cm" svg:y1="0.8cm" svg:x2="6cm" svg:y2="0.8cm" draw:start-shape="id1" draw:start-glue-point="1" draw:end-shape="id2" draw:end-glue-point="3" svg:d="M4400 800h1600" svg:viewBox="0 0 1601 1">
          <text:p/>
        </draw:connector>
        <draw:connector draw:style-name="gr3" draw:text-style-name="P2" draw:layer="layout" draw:type="line" svg:x1="4.4cm" svg:y1="0.8cm" svg:x2="6cm" svg:y2="3.6cm" draw:start-shape="id1" draw:start-glue-point="1" draw:end-shape="id3" draw:end-glue-point="3" svg:d="M4400 800l1600 2800" svg:viewBox="0 0 1601 2801">
          <text:p/>
        </draw:connector>
        <draw:connector draw:style-name="gr4" draw:text-style-name="P2" draw:layer="layout" draw:type="line" svg:x1="10.4cm" svg:y1="0.8cm" svg:x2="11.877cm" svg:y2="0.8cm" draw:start-shape="id2" draw:start-glue-point="1" draw:end-shape="id4" draw:end-glue-point="3" svg:d="M10400 800h1477" svg:viewBox="0 0 1478 1">
          <text:p/>
        </draw:connector>
        <draw:connector draw:style-name="gr5" draw:text-style-name="P2" draw:layer="layout" draw:type="curve" svg:x1="14.077cm" svg:y1="1.6cm" svg:x2="8.2cm" svg:y2="2.8cm" draw:start-shape="id4" draw:start-glue-point="2" draw:end-shape="id3" draw:end-glue-point="0" svg:d="M14077 1600c0 880-5877 281-5877 1200" svg:viewBox="0 0 5878 1201">
          <text:p/>
        </draw:connector>
        <draw:custom-shape draw:style-name="gr1" draw:text-style-name="P2" xml:id="id8" draw:id="id8" draw:layer="layout" svg:width="4.4cm" svg:height="1.6cm" svg:x="6cm" svg:y="6cm">
          <text:p text:style-name="P1">Black-box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4cm" svg:height="1.6cm" svg:x="6cm" svg:y="8.8cm">
          <text:p text:style-name="P1">Surrogate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4.4cm" svg:height="1.6cm" svg:x="0.1cm" svg:y="8.8cm">
          <text:p text:style-name="P1">Adversarial</text:p>
          <text:p text:style-name="P1">Examples</text:p>
          <draw:enhanced-geometry svg:viewBox="0 0 21600 21600" draw:type="rectangle" draw:enhanced-path="M 0 0 L 21600 0 21600 21600 0 21600 0 0 Z N"/>
        </draw:custom-shape>
        <draw:custom-shape draw:style-name="gr6" draw:text-style-name="P4" xml:id="id7" draw:id="id7" draw:layer="layout" svg:width="4.4cm" svg:height="1.6cm" svg:x="11.8cm" svg:y="8.8cm">
          <text:p text:style-name="P1">Incorrect</text:p>
          <text:p text:style-name="P1">Predictions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curve" svg:x1="4.5cm" svg:y1="9.6cm" svg:x2="6cm" svg:y2="9.6cm" draw:start-shape="id5" draw:start-glue-point="1" draw:end-shape="id6" draw:end-glue-point="3" svg:d="M4500 9600h1500" svg:viewBox="0 0 1501 1">
          <text:p/>
        </draw:connector>
        <draw:connector draw:style-name="gr7" draw:text-style-name="P2" draw:layer="layout" draw:type="curve" svg:x1="10.4cm" svg:y1="9.6cm" svg:x2="11.8cm" svg:y2="9.6cm" draw:start-shape="id6" draw:start-glue-point="1" draw:end-shape="id7" draw:end-glue-point="3" svg:d="M10400 9600h1400" svg:viewBox="0 0 1401 1">
          <text:p/>
        </draw:connector>
        <draw:connector draw:style-name="gr8" draw:text-style-name="P2" draw:layer="layout" draw:type="curve" svg:x1="4.5cm" svg:y1="9.6cm" svg:x2="6cm" svg:y2="6.8cm" draw:start-shape="id5" draw:start-glue-point="1" draw:end-shape="id8" draw:end-glue-point="3" svg:d="M4500 9600c1105 0 356-2800 1500-2800" svg:viewBox="0 0 1501 2801">
          <text:p/>
        </draw:connector>
        <draw:connector draw:style-name="gr8" draw:text-style-name="P2" draw:layer="layout" draw:type="curve" svg:x1="10.4cm" svg:y1="6.8cm" svg:x2="14cm" svg:y2="8.8cm" draw:start-shape="id8" draw:start-glue-point="1" draw:end-shape="id7" draw:end-glue-point="0" svg:d="M10400 6800c2400 0 3600 666 3600 2000" svg:viewBox="0 0 3601 2001">
          <text:p/>
        </draw:connector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8T13:31:56.988555705</meta:creation-date>
    <dc:date>2020-10-08T13:50:30.411534970</dc:date>
    <meta:editing-duration>PT7M40S</meta:editing-duration>
    <meta:editing-cycles>1</meta:editing-cycles>
    <meta:generator>LibreOffice/6.0.7.3$Linux_X86_64 LibreOffice_project/00m0$Build-3</meta:generator>
    <meta:document-statistic meta:object-count="43"/>
  </office:meta>
</office:document-meta>
</file>